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"Doss"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950">
            <text:p>950</text:p>
          </table:table-cell>
          <table:table-cell office:value-type="float" office:value="78">
            <text:p>7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vxfn86xx7bhnjw5k</text:p>
          </table:table-cell>
          <table:table-cell office:value-type="string">
            <text:p>WHITE</text:p>
          </table:table-cell>
          <table:table-cell office:value-type="string">
            <text:p>Chardonnay Doss</text:p>
          </table:table-cell>
          <table:table-cell office:value-type="string">
            <text:p>Castelfeder</text:p>
          </table:table-cell>
          <table:table-cell office:value-type="float" office:value="38.188553">
            <text:p>38.188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5">
            <text:p>1305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6454">
            <text:p>54.256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700">
            <text:p>8700</text:p>
          </table:table-cell>
          <table:table-cell office:value-type="float" office:value="4150">
            <text:p>41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981876">
            <text:p>44.981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eneo (Nerello Cappuccio)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gr2hbm2wyr5cv06y</text:p>
          </table:table-cell>
          <table:table-cell office:value-type="string">
            <text:p>RED</text:p>
          </table:table-cell>
          <table:table-cell office:value-type="string">
            <text:p>Nerello Cappuccio Laeneo</text:p>
          </table:table-cell>
          <table:table-cell office:value-type="string">
            <text:p>Tenuta di Fessina</text:p>
          </table:table-cell>
          <table:table-cell office:value-type="float" office:value="58.49102">
            <text:p>58.49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0">
            <text:p>119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768">
            <text:p>50.3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La Ca’ 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qrrx4931rvsz0x7a</text:p>
          </table:table-cell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La Ca' Növa</text:p>
          </table:table-cell>
          <table:table-cell office:value-type="float" office:value="55.413986">
            <text:p>55.4139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"Fralù"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50">
            <text:p>14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w7vxrd8p226fx75z</text:p>
          </table:table-cell>
          <table:table-cell office:value-type="string">
            <text:p>RED</text:p>
          </table:table-cell>
          <table:table-cell office:value-type="string">
            <text:p>Nebbiolo Fralù</text:p>
          </table:table-cell>
          <table:table-cell office:value-type="string">
            <text:p>Bruno Rocca</text:p>
          </table:table-cell>
          <table:table-cell office:value-type="float" office:value="49.512283">
            <text:p>49.512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La Ca’ 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n3e2mh01y7c5wej7d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La Ca' Növa</text:p>
          </table:table-cell>
          <table:table-cell office:value-type="float" office:value="48.204914">
            <text:p>48.204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74">
            <text:p>7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e4heq1r0qz3p7j0v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Allegrini</text:p>
          </table:table-cell>
          <table:table-cell office:value-type="float" office:value="39.903603">
            <text:p>39.903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Zan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w88zbb02v51sw6nj1p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Zanoni</text:p>
          </table:table-cell>
          <table:table-cell office:value-type="float" office:value="38.966076">
            <text:p>38.966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Donoratico - Bolgheri</text:p>
          </table:table-cell>
          <table:table-cell office:value-type="string">
            <text:p>Tenuta 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420">
            <text:p>24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60.942055">
            <text:p>60.942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Volte 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750">
            <text:p>17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7ecsm6py4s6fhjwr</text:p>
          </table:table-cell>
          <table:table-cell office:value-type="string">
            <text:p>RED</text:p>
          </table:table-cell>
          <table:table-cell office:value-type="string">
            <text:p>Le Volte</text:p>
          </table:table-cell>
          <table:table-cell office:value-type="string">
            <text:p>Ornellaia</text:p>
          </table:table-cell>
          <table:table-cell office:value-type="float" office:value="42.85775">
            <text:p>42.85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etra 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700">
            <text:p>7700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28982">
            <text:p>34.28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160">
            <text:p>116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793896">
            <text:p>35.7938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Fio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700">
            <text:p>67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kj5wb0kgzygg4y9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Fiorita</text:p>
          </table:table-cell>
          <table:table-cell office:value-type="float" office:value="45.639465">
            <text:p>45.639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atrizia Cenc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100">
            <text:p>7100</text:p>
          </table:table-cell>
          <table:table-cell office:value-type="float" office:value="2600">
            <text:p>26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vbqhx452kfyg08kk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atrizia Cencioni</text:p>
          </table:table-cell>
          <table:table-cell office:value-type="float" office:value="60.79304">
            <text:p>60.79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2110">
            <text:p>211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pgr4rpt2bn5jb5e2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float" office:value="46.977093">
            <text:p>46.977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20">
            <text:p>1120</text:p>
          </table:table-cell>
          <table:table-cell office:value-type="float" office:value="36">
            <text:p>3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8y93b6cy3582km5s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alenti</text:p>
          </table:table-cell>
          <table:table-cell office:value-type="float" office:value="42.01592">
            <text:p>42.015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greco</text:p>
          </table:table-cell>
          <table:table-cell office:value-type="string">
            <text:p>Roberto Cipre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910">
            <text:p>9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h1khjmds11bfzrg70s</text:p>
          </table:table-cell>
          <table:table-cell office:value-type="string">
            <text:p>RED</text:p>
          </table:table-cell>
          <table:table-cell office:value-type="string">
            <text:p>Pigreco</text:p>
          </table:table-cell>
          <table:table-cell office:value-type="string">
            <text:p>Roberto Cipresso</text:p>
          </table:table-cell>
          <table:table-cell office:value-type="float" office:value="42.84363">
            <text:p>42.84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Greif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1010">
            <text:p>1010</text:p>
          </table:table-cell>
          <table:table-cell office:value-type="float" office:value="110">
            <text:p>1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1djer8s6d0sjekgjv</text:p>
          </table:table-cell>
          <table:table-cell office:value-type="string">
            <text:p>RED</text:p>
          </table:table-cell>
          <table:table-cell office:value-type="string">
            <text:p>Greif Lagrein</text:p>
          </table:table-cell>
          <table:table-cell office:value-type="string">
            <text:p>Kornell</text:p>
          </table:table-cell>
          <table:table-cell office:value-type="float" office:value="47.242058">
            <text:p>47.242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3329">
            <text:p>332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79748">
            <text:p>47.479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utz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1050">
            <text:p>1050</text:p>
          </table:table-cell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8dhdfsg6vyc55k31tm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utzenhof</text:p>
          </table:table-cell>
          <table:table-cell office:value-type="float" office:value="34.745853">
            <text:p>34.745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er Malanders</text:p>
          </table:table-cell>
          <table:table-cell office:value-type="string">
            <text:p>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110">
            <text:p>111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n8r40k0037vrje2g</text:p>
          </table:table-cell>
          <table:table-cell office:value-type="string">
            <text:p>RED</text:p>
          </table:table-cell>
          <table:table-cell office:value-type="string">
            <text:p>St. Magdalener Malanders</text:p>
          </table:table-cell>
          <table:table-cell office:value-type="string">
            <text:p>Pitzner</text:p>
          </table:table-cell>
          <table:table-cell office:value-type="float" office:value="53.600243">
            <text:p>53.600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- Bourgogne Côte d'or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2670">
            <text:p>26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awrrdyf1jjpxdwvmpz</text:p>
          </table:table-cell>
          <table:table-cell office:value-type="string">
            <text:p>WHITE</text:p>
          </table:table-cell>
          <table:table-cell office:value-type="string">
            <text:p>Bourgogne Cote d'Or Chardonnay</text:p>
          </table:table-cell>
          <table:table-cell office:value-type="string">
            <text:p>Pierre Morey</text:p>
          </table:table-cell>
          <table:table-cell office:value-type="float" office:value="44.421837">
            <text:p>44.4218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Quant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60">
            <text:p>14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4dnexejfcjtxja4ep4</text:p>
          </table:table-cell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Quantico</text:p>
          </table:table-cell>
          <table:table-cell office:value-type="float" office:value="47.207047">
            <text:p>47.207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“San Zuan”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350">
            <text:p>23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9.734047">
            <text:p>59.734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680">
            <text:p>168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1320vnh0dt6vd19v</text:p>
          </table:table-cell>
          <table:table-cell office:value-type="string">
            <text:p>WHITE</text:p>
          </table:table-cell>
          <table:table-cell office:value-type="string">
            <text:p>Flora Gewürztraminer</text:p>
          </table:table-cell>
          <table:table-cell office:value-type="string">
            <text:p>Girlan</text:p>
          </table:table-cell>
          <table:table-cell office:value-type="float" office:value="40.187355">
            <text:p>40.187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44.077698">
            <text:p>44.077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60428">
            <text:p>38.604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180">
            <text:p>1180</text:p>
          </table:table-cell>
          <table:table-cell office:value-type="float" office:value="39">
            <text:p>3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5adr77cskhfgknp4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assererhof</text:p>
          </table:table-cell>
          <table:table-cell office:value-type="float" office:value="32.63749">
            <text:p>32.637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„Strahler“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150">
            <text:p>11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7.875862">
            <text:p>47.875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Cantelauz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4dan58wv3ps8xqvs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Cantelauze</text:p>
          </table:table-cell>
          <table:table-cell office:value-type="float" office:value="38.876072">
            <text:p>38.8760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m 12 Extra Brut - Südt. Sekt</text:p>
          </table:table-cell>
          <table:table-cell office:value-type="string">
            <text:p>Winkler Sektmanifakt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850">
            <text:p>28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53.430965">
            <text:p>53.4309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aderburg Pas Dosè Millesimato – Südt. Sek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2550">
            <text:p>25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40.60592">
            <text:p>40.605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itissa pas dosè Riserva– Südtirol Sekt</text:p>
          </table:table-cell>
          <table:table-cell office:value-type="string">
            <text:p>Lorenz Mar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2320">
            <text:p>232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7613">
            <text:p>47.107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thesis - Brut Rosè Classico</text:p>
          </table:table-cell>
          <table:table-cell office:value-type="string">
            <text:p>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50">
            <text:p>205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4.2847">
            <text:p>44.2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K Spumante Dosaggio Zero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r43cepfbtrkzk1xra</text:p>
          </table:table-cell>
          <table:table-cell office:value-type="string">
            <text:p>SPARKLING</text:p>
          </table:table-cell>
          <table:table-cell office:value-type="string">
            <text:p>Metodo Classico KK Dosaggio Zero</text:p>
          </table:table-cell>
          <table:table-cell office:value-type="string">
            <text:p>Kante</text:p>
          </table:table-cell>
          <table:table-cell office:value-type="float" office:value="42.3233">
            <text:p>42.3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Cuvè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3340">
            <text:p>33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2.252083">
            <text:p>42.252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Satèn – Millesimato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fqy88g9wmyjt4v9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Contadi Castaldi</text:p>
          </table:table-cell>
          <table:table-cell office:value-type="float" office:value="61.339573">
            <text:p>61.339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Satèn – Millesimato MAG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400">
            <text:p>10400</text:p>
          </table:table-cell>
          <table:table-cell office:value-type="float" office:value="4160">
            <text:p>41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fqy88g9wmyjt4v9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Contadi Castaldi</text:p>
          </table:table-cell>
          <table:table-cell office:value-type="float" office:value="61.339573">
            <text:p>61.339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errari Perlè Z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480">
            <text:p>54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048n1dp9m162cgxe</text:p>
          </table:table-cell>
          <table:table-cell office:value-type="string">
            <text:p>SPARKLING</text:p>
          </table:table-cell>
          <table:table-cell office:value-type="string">
            <text:p>Metodo Classico Perlé Zero</text:p>
          </table:table-cell>
          <table:table-cell office:value-type="string">
            <text:p>Ferrari</text:p>
          </table:table-cell>
          <table:table-cell office:value-type="float" office:value="33.47814">
            <text:p>33.47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900">
            <text:p>16900</text:p>
          </table:table-cell>
          <table:table-cell office:value-type="float" office:value="8490">
            <text:p>84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39.958862">
            <text:p>39.958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nc De Blancs - MAG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20500">
            <text:p>2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39.958862">
            <text:p>39.958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Brut</text:p>
          </table:table-cell>
          <table:table-cell office:value-type="string">
            <text:p>Beaum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95dk3d5x2y2nrcscd</text:p>
          </table:table-cell>
          <table:table-cell office:value-type="string">
            <text:p>SPARKLING</text:p>
          </table:table-cell>
          <table:table-cell office:value-type="string">
            <text:p>Cuvée Brut Champagne</text:p>
          </table:table-cell>
          <table:table-cell office:value-type="string">
            <text:p>Beaumet</text:p>
          </table:table-cell>
          <table:table-cell office:value-type="float" office:value="32.19519">
            <text:p>32.195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a Contessa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90">
            <text:p>1290</text:p>
          </table:table-cell>
          <table:table-cell office:value-type="float" office:value="72">
            <text:p>7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07565">
            <text:p>41.707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eserve della Contessa MAG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2780">
            <text:p>27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44114">
            <text:p>45.44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nna Cru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400">
            <text:p>5400</text:p>
          </table:table-cell>
          <table:table-cell office:value-type="float" office:value="2140">
            <text:p>214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5677">
            <text:p>38.9356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nn Cru MAG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800">
            <text:p>10800</text:p>
          </table:table-cell>
          <table:table-cell office:value-type="float" office:value="4420">
            <text:p>44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6.9118">
            <text:p>36.9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080">
            <text:p>208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toan MAG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600">
            <text:p>10600</text:p>
          </table:table-cell>
          <table:table-cell office:value-type="float" office:value="4480">
            <text:p>44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toan 3L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3">
            <text:p>2023</text:p>
          </table:table-cell>
          <table:table-cell office:value-type="float" office:value="21200">
            <text:p>21200</text:p>
          </table:table-cell>
          <table:table-cell office:value-type="float" office:value="9990">
            <text:p>9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5900">
            <text:p>5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25427">
            <text:p>53.125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ulsar Blanc – Natural wine in Anfora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3329">
            <text:p>332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42.657257">
            <text:p>42.6572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ardellino MA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3354">
            <text:p>3354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6454">
            <text:p>54.256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„Löwengang“ - biody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650">
            <text:p>46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1.35976">
            <text:p>51.35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t.Valentin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46.26458">
            <text:p>46.264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 Weissburgunder Ber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580">
            <text:p>158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brtfmc7f9fe7zqrx</text:p>
          </table:table-cell>
          <table:table-cell office:value-type="string">
            <text:p>WHITE</text:p>
          </table:table-cell>
          <table:table-cell office:value-type="string">
            <text:p>Weissburgunder Berg</text:p>
          </table:table-cell>
          <table:table-cell office:value-type="string">
            <text:p>Ignaz Niedrist</text:p>
          </table:table-cell>
          <table:table-cell office:value-type="float" office:value="37.310356">
            <text:p>37.310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„Schulthauser“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50">
            <text:p>10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qhvbre4ann8ryaw6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-Eppan</text:p>
          </table:table-cell>
          <table:table-cell office:value-type="float" office:value="48.85813">
            <text:p>48.85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40">
            <text:p>134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57.378407">
            <text:p>57.378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Porphyr &amp; Kalk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10">
            <text:p>161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42.760353">
            <text:p>42.760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Lafò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39">
            <text:p>203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Lafòa –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729">
            <text:p>372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90149">
            <text:p>39.901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Quarz –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600">
            <text:p>15600</text:p>
          </table:table-cell>
          <table:table-cell office:value-type="float" office:value="7830">
            <text:p>783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90149">
            <text:p>39.901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TWC (The Wine Collection)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100">
            <text:p>14100</text:p>
          </table:table-cell>
          <table:table-cell office:value-type="float" office:value="8109">
            <text:p>810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2.14436">
            <text:p>52.14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DOC</text:p>
          </table:table-cell>
          <table:table-cell office:value-type="string">
            <text:p>Bergkellerei Pass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2170">
            <text:p>217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wtv4j9mbxqj46g1m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ergkellerei Passeier</text:p>
          </table:table-cell>
          <table:table-cell office:value-type="float" office:value="51.904186">
            <text:p>51.904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– MAG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200">
            <text:p>7200</text:p>
          </table:table-cell>
          <table:table-cell office:value-type="float" office:value="3360">
            <text:p>33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60428">
            <text:p>38.604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Kontour - Natural wine</text:p>
          </table:table-cell>
          <table:table-cell office:value-type="string">
            <text:p>Rie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x5yyx58k47se3wet</text:p>
          </table:table-cell>
          <table:table-cell office:value-type="string">
            <text:p>WHITE</text:p>
          </table:table-cell>
          <table:table-cell office:value-type="string">
            <text:p>Kerner Kontur Bio</text:p>
          </table:table-cell>
          <table:table-cell office:value-type="string">
            <text:p>Rielinger</text:p>
          </table:table-cell>
          <table:table-cell office:value-type="float" office:value="44.912045">
            <text:p>44.9120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620">
            <text:p>16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5">
            <text:p>33.6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520">
            <text:p>152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50566">
            <text:p>33.150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2230">
            <text:p>22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155577">
            <text:p>30.155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130">
            <text:p>11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qz08t30v9h7213x</text:p>
          </table:table-cell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float" office:value="33.049526">
            <text:p>33.0495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“Am Sand” - biody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730">
            <text:p>17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68dk5596455bga6</text:p>
          </table:table-cell>
          <table:table-cell office:value-type="string">
            <text:p>WHITE</text:p>
          </table:table-cell>
          <table:table-cell office:value-type="string">
            <text:p>Gewürztraminer Am Sand</text:p>
          </table:table-cell>
          <table:table-cell office:value-type="string">
            <text:p>Alois Lageder</text:p>
          </table:table-cell>
          <table:table-cell office:value-type="float" office:value="55.383003">
            <text:p>55.383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2210">
            <text:p>221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34.3513">
            <text:p>34.3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– Natural win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2.504448">
            <text:p>42.5044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Kamen – Natural wine in Pietr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4650">
            <text:p>46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 “Damijan”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900">
            <text:p>590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bp6qaq79nwsma194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Damijan Podversic</text:p>
          </table:table-cell>
          <table:table-cell office:value-type="float" office:value="56.424377">
            <text:p>56.424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Collio DOC - Natural wine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2080">
            <text:p>20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7cq30eb9nwmtzcyp2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a Castellada</text:p>
          </table:table-cell>
          <table:table-cell office:value-type="float" office:value="45.197945">
            <text:p>45.197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- Fuoripista - Natural vine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450">
            <text:p>24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float" office:value="48.347534">
            <text:p>48.347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rebbiano d'Abruzzo - Anfora</text:p>
          </table:table-cell>
          <table:table-cell office:value-type="string">
            <text:p>Az.Agr.Ci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660">
            <text:p>166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s6g36hac3gprvyz9a</text:p>
          </table:table-cell>
          <table:table-cell office:value-type="string">
            <text:p>WHITE</text:p>
          </table:table-cell>
          <table:table-cell office:value-type="string">
            <text:p>Trebbiano d'Abruzzo 'Anfora'</text:p>
          </table:table-cell>
          <table:table-cell office:value-type="string">
            <text:p>Cirelli</text:p>
          </table:table-cell>
          <table:table-cell office:value-type="float" office:value="49.20475">
            <text:p>49.20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eco di Tufo</text:p>
          </table:table-cell>
          <table:table-cell office:value-type="string">
            <text:p>Di M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90">
            <text:p>12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j9rwphgtkynqcfbr7</text:p>
          </table:table-cell>
          <table:table-cell office:value-type="string">
            <text:p>WHITE</text:p>
          </table:table-cell>
          <table:table-cell office:value-type="string">
            <text:p>Greco di Tufo</text:p>
          </table:table-cell>
          <table:table-cell office:value-type="string">
            <text:p>Azienda Agricola di Meo</text:p>
          </table:table-cell>
          <table:table-cell office:value-type="float" office:value="34.944954">
            <text:p>34.94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illo Sicilia doc bio</text:p>
          </table:table-cell>
          <table:table-cell office:value-type="string">
            <text:p>Tenuta Bastona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890">
            <text:p>89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1p916s5ne3n99yrf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Tenuta Bastonaca</text:p>
          </table:table-cell>
          <table:table-cell office:value-type="float" office:value="44.95283">
            <text:p>44.95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üner Veltliner Smaragd - Kolmütz</text:p>
          </table:table-cell>
          <table:table-cell office:value-type="string">
            <text:p>R.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3515">
            <text:p>351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c1wxsqw0mrea1wme</text:p>
          </table:table-cell>
          <table:table-cell office:value-type="string">
            <text:p>WHITE</text:p>
          </table:table-cell>
          <table:table-cell office:value-type="string">
            <text:p>Ried Kollmütz Grüner Veltliner Smaragd</text:p>
          </table:table-cell>
          <table:table-cell office:value-type="string">
            <text:p>Rudi Pichler</text:p>
          </table:table-cell>
          <table:table-cell office:value-type="float" office:value="39.705395">
            <text:p>39.705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Smaragd – Loibenber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890">
            <text:p>38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sling Smaragd Loibner Ried Loibenberg</text:p>
          </table:table-cell>
          <table:table-cell office:value-type="string">
            <text:p>Weingut Knoll</text:p>
          </table:table-cell>
          <table:table-cell office:value-type="float" office:value="34.8426">
            <text:p>34.8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Doosberg GG</text:p>
          </table:table-cell>
          <table:table-cell office:value-type="string">
            <text:p>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400">
            <text:p>11400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44.879044">
            <text:p>44.879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Vielles Vignes (Chardonnay)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9642g3g8yfknp1433c</text:p>
          </table:table-cell>
          <table:table-cell office:value-type="string">
            <text:p>WHITE</text:p>
          </table:table-cell>
          <table:table-cell office:value-type="string">
            <text:p>Vieille Vigne Chablis</text:p>
          </table:table-cell>
          <table:table-cell office:value-type="string">
            <text:p>Thierry Laffay</text:p>
          </table:table-cell>
          <table:table-cell office:value-type="float" office:value="51.46627">
            <text:p>51.466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385">
            <text:p>338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26331">
            <text:p>50.26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ermesse – MA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200">
            <text:p>15200</text:p>
          </table:table-cell>
          <table:table-cell office:value-type="float" office:value="6800">
            <text:p>6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26331">
            <text:p>50.26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rnelius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400">
            <text:p>5400</text:p>
          </table:table-cell>
          <table:table-cell office:value-type="float" office:value="2120">
            <text:p>212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Kellerei Schreckbichl / Cantina Colterenzio</text:p>
          </table:table-cell>
          <table:table-cell office:value-type="float" office:value="25.878302">
            <text:p>25.8783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rnelius –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4640">
            <text:p>464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Kellerei Schreckbichl / Cantina Colterenzio</text:p>
          </table:table-cell>
          <table:table-cell office:value-type="float" office:value="25.878302">
            <text:p>25.8783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990">
            <text:p>39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40.448868">
            <text:p>40.448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cus - MAG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8210">
            <text:p>82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40.448868">
            <text:p>40.448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30">
            <text:p>183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766">
            <text:p>33.3557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ma – MAG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600">
            <text:p>9600</text:p>
          </table:table-cell>
          <table:table-cell office:value-type="float" office:value="3950">
            <text:p>3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766">
            <text:p>33.3557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T Mitterberg "Luis" Wein.Werk</text:p>
          </table:table-cell>
          <table:table-cell office:value-type="string">
            <text:p>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789">
            <text:p>178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grdv6gpg0hdrgpxf6s</text:p>
          </table:table-cell>
          <table:table-cell office:value-type="string">
            <text:p>RED</text:p>
          </table:table-cell>
          <table:table-cell office:value-type="string">
            <text:p>Rot Bio</text:p>
          </table:table-cell>
          <table:table-cell office:value-type="string">
            <text:p>Weinmanufaktur Luis Oberrauch</text:p>
          </table:table-cell>
          <table:table-cell office:value-type="float" office:value="38.402126">
            <text:p>38.402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448 slm Rosso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595">
            <text:p>595</text:p>
          </table:table-cell>
          <table:table-cell office:value-type="float" office:value="106">
            <text:p>10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27smcawnqwrk18kq</text:p>
          </table:table-cell>
          <table:table-cell office:value-type="string">
            <text:p>RED</text:p>
          </table:table-cell>
          <table:table-cell office:value-type="string">
            <text:p>448 s.l.m. Rosso</text:p>
          </table:table-cell>
          <table:table-cell office:value-type="string">
            <text:p>Girlan</text:p>
          </table:table-cell>
          <table:table-cell office:value-type="float" office:value="36.828712">
            <text:p>36.8287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alterersee Erbe und Auftrag</text:p>
          </table:table-cell>
          <table:table-cell office:value-type="string">
            <text:p>Andi Sölw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2290">
            <text:p>229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4.893227">
            <text:p>54.893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irus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690">
            <text:p>26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m1swgjh18fwv8stj</text:p>
          </table:table-cell>
          <table:table-cell office:value-type="string">
            <text:p>RED</text:p>
          </table:table-cell>
          <table:table-cell office:value-type="string">
            <text:p>Vernatsch Mirus</text:p>
          </table:table-cell>
          <table:table-cell office:value-type="string">
            <text:p>Kandlerhof</text:p>
          </table:table-cell>
          <table:table-cell office:value-type="float" office:value="41.419624">
            <text:p>41.419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er - Huck am Ba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860">
            <text:p>860</text:p>
          </table:table-cell>
          <table:table-cell office:value-type="float" office:value="84">
            <text:p>8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3.826656">
            <text:p>53.826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 1,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2910">
            <text:p>29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 3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14800">
            <text:p>14800</text:p>
          </table:table-cell>
          <table:table-cell office:value-type="float" office:value="6170">
            <text:p>61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arone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990">
            <text:p>29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p7efdbb2jn10grra2</text:p>
          </table:table-cell>
          <table:table-cell office:value-type="string">
            <text:p>RED</text:p>
          </table:table-cell>
          <table:table-cell office:value-type="string">
            <text:p>Cabernet Sauvignon Cabarone</text:p>
          </table:table-cell>
          <table:table-cell office:value-type="string">
            <text:p>Kellerei Kaltern - Project XXX</text:p>
          </table:table-cell>
          <table:table-cell office:value-type="float" office:value="19.944284">
            <text:p>19.944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. "Barleit" - Anfora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3400">
            <text:p>3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jby94bk4zjbdfcghx</text:p>
          </table:table-cell>
          <table:table-cell office:value-type="string">
            <text:p>RED</text:p>
          </table:table-cell>
          <table:table-cell office:value-type="string">
            <text:p>Cabernet Sauvignon Barleith Bio</text:p>
          </table:table-cell>
          <table:table-cell office:value-type="string">
            <text:p>Tröpfltalhof</text:p>
          </table:table-cell>
          <table:table-cell office:value-type="float" office:value="43.33445">
            <text:p>43.33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">
            <text:p>6400</text:p>
          </table:table-cell>
          <table:table-cell office:value-type="float" office:value="2650">
            <text:p>26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5.377274">
            <text:p>45.377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 Riserva Mag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800">
            <text:p>12800</text:p>
          </table:table-cell>
          <table:table-cell office:value-type="float" office:value="5200">
            <text:p>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5.377274">
            <text:p>45.377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3429">
            <text:p>342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036">
            <text:p>39.220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Brenntal – MAG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7270">
            <text:p>72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036">
            <text:p>39.220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2030">
            <text:p>203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z8cetfkw8ay0bcv</text:p>
          </table:table-cell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Kellerei Meran</text:p>
          </table:table-cell>
          <table:table-cell office:value-type="float" office:value="35.65032">
            <text:p>35.650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Berger Gei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2590">
            <text:p>25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41.98972">
            <text:p>41.989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Berger Gei MA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600">
            <text:p>12600</text:p>
          </table:table-cell>
          <table:table-cell office:value-type="float" office:value="2900">
            <text:p>2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41.98972">
            <text:p>41.989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Manus – MAG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8210">
            <text:p>82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79748">
            <text:p>47.479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390">
            <text:p>139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5k8xyn4qjr4ds9jnsfkdm</text:p>
          </table:table-cell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Tenuta Nicolussi Leck</text:p>
          </table:table-cell>
          <table:table-cell office:value-type="float" office:value="54.501133">
            <text:p>54.50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Sepp -MAG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250">
            <text:p>32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5k8xyn4qjr4ds9jnsfkdm</text:p>
          </table:table-cell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Tenuta Nicolussi Leck</text:p>
          </table:table-cell>
          <table:table-cell office:value-type="float" office:value="54.501133">
            <text:p>54.50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110">
            <text:p>411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Porphyr -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800">
            <text:p>17800</text:p>
          </table:table-cell>
          <table:table-cell office:value-type="float" office:value="7930">
            <text:p>79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Porphyr – 3 L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33000">
            <text:p>33000</text:p>
          </table:table-cell>
          <table:table-cell office:value-type="float" office:value="17840">
            <text:p>17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31505">
            <text:p>36.31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Taber – MAG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600">
            <text:p>14600</text:p>
          </table:table-cell>
          <table:table-cell office:value-type="float" office:value="6650">
            <text:p>66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31505">
            <text:p>36.31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20">
            <text:p>182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q038w7zcrcgte80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Ansitz Waldgries</text:p>
          </table:table-cell>
          <table:table-cell office:value-type="float" office:value="36.18589">
            <text:p>36.185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2890">
            <text:p>28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4.07245">
            <text:p>34.072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er Ris Ma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6220">
            <text:p>62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1.342392">
            <text:p>31.3423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 Trattman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2970">
            <text:p>29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847088">
            <text:p>36.847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 Trattmann – Magnu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4400">
            <text:p>14400</text:p>
          </table:table-cell>
          <table:table-cell office:value-type="float" office:value="6290">
            <text:p>62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847088">
            <text:p>36.847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. "Vigna Ganger"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300">
            <text:p>163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. "Vigna Ganger"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100">
            <text:p>161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. „Vigna Ganger“ MAG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1500">
            <text:p>3150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Hausmannhof - bio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250">
            <text:p>22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zx0c3dj3ag9bpybs</text:p>
          </table:table-cell>
          <table:table-cell office:value-type="string">
            <text:p>RED</text:p>
          </table:table-cell>
          <table:table-cell office:value-type="string">
            <text:p>Blauburgunder Vigna Hausmannhof</text:p>
          </table:table-cell>
          <table:table-cell office:value-type="string">
            <text:p>Haderburg</text:p>
          </table:table-cell>
          <table:table-cell office:value-type="float" office:value="45.986042">
            <text:p>45.986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. Matan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38.193455">
            <text:p>38.193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Sk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50.46201">
            <text:p>50.462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. Riserva TWC (The Wine Collection)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9190">
            <text:p>91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scs5qg8h77qnc1rs</text:p>
          </table:table-cell>
          <table:table-cell office:value-type="string">
            <text:p>RED</text:p>
          </table:table-cell>
          <table:table-cell office:value-type="string">
            <text:p>Pinot Noir Riserva - The Wine Collection</text:p>
          </table:table-cell>
          <table:table-cell office:value-type="string">
            <text:p>St. Michael-Eppan</text:p>
          </table:table-cell>
          <table:table-cell office:value-type="float" office:value="50.16926">
            <text:p>50.169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Quadratura – Winecircus</text:p>
          </table:table-cell>
          <table:table-cell office:value-type="string">
            <text:p>Roberto Cipre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jw211s513a744wmm7</text:p>
          </table:table-cell>
          <table:table-cell office:value-type="string">
            <text:p>RED</text:p>
          </table:table-cell>
          <table:table-cell office:value-type="string">
            <text:p>La Quadratura</text:p>
          </table:table-cell>
          <table:table-cell office:value-type="string">
            <text:p>Roberto Cipresso</text:p>
          </table:table-cell>
          <table:table-cell office:value-type="float" office:value="51.39641">
            <text:p>51.396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ratel IGT Bio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1120">
            <text:p>11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74jzqrxfe4ypa43z</text:p>
          </table:table-cell>
          <table:table-cell office:value-type="string">
            <text:p>RED</text:p>
          </table:table-cell>
          <table:table-cell office:value-type="string">
            <text:p>Moratèl</text:p>
          </table:table-cell>
          <table:table-cell office:value-type="string">
            <text:p>Cesconi</text:p>
          </table:table-cell>
          <table:table-cell office:value-type="float" office:value="34.268154">
            <text:p>34.2681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800">
            <text:p>11800</text:p>
          </table:table-cell>
          <table:table-cell office:value-type="float" office:value="5800">
            <text:p>5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 Leonardo MAG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4500">
            <text:p>24500</text:p>
          </table:table-cell>
          <table:table-cell office:value-type="float" office:value="12800">
            <text:p>12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DOCG BI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190">
            <text:p>11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7.51775">
            <text:p>47.51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DOCG Bio Mag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7.51775">
            <text:p>47.51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DOCG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580">
            <text:p>15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yew4bvzngmsq0zdd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Riecine</text:p>
          </table:table-cell>
          <table:table-cell office:value-type="float" office:value="41.935947">
            <text:p>41.935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Hebo – Magnum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820">
            <text:p>28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793896">
            <text:p>35.7938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etra – Magnum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28982">
            <text:p>34.28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380">
            <text:p>83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96314">
            <text:p>33.2963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8500">
            <text:p>28500</text:p>
          </table:table-cell>
          <table:table-cell office:value-type="float" office:value="16000">
            <text:p>16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96314">
            <text:p>33.2963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 -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52000">
            <text:p>52000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9.29465">
            <text:p>39.29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Volte – Magnum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4140">
            <text:p>41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7ecsm6py4s6fhjwr</text:p>
          </table:table-cell>
          <table:table-cell office:value-type="string">
            <text:p>RED</text:p>
          </table:table-cell>
          <table:table-cell office:value-type="string">
            <text:p>Le Volte</text:p>
          </table:table-cell>
          <table:table-cell office:value-type="string">
            <text:p>Ornellaia</text:p>
          </table:table-cell>
          <table:table-cell office:value-type="float" office:value="42.85775">
            <text:p>42.85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olpolo DOC Bolgheri</text:p>
          </table:table-cell>
          <table:table-cell office:value-type="string">
            <text:p>Podere Sapp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639">
            <text:p>163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dh0zytr41adyza5ya</text:p>
          </table:table-cell>
          <table:table-cell office:value-type="string">
            <text:p>RED</text:p>
          </table:table-cell>
          <table:table-cell office:value-type="string">
            <text:p>Bolgheri Volpolo Sapaio</text:p>
          </table:table-cell>
          <table:table-cell office:value-type="string">
            <text:p>Podere Sapaio</text:p>
          </table:table-cell>
          <table:table-cell office:value-type="float" office:value="53.417637">
            <text:p>53.4176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astraia Bolgheri Superiori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950">
            <text:p>295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vs5pbdtekyjydc5</text:p>
          </table:table-cell>
          <table:table-cell office:value-type="string">
            <text:p>RED</text:p>
          </table:table-cell>
          <table:table-cell office:value-type="string">
            <text:p>Piastraia Bolgheri Superiore</text:p>
          </table:table-cell>
          <table:table-cell office:value-type="string">
            <text:p>Michele Satta</text:p>
          </table:table-cell>
          <table:table-cell office:value-type="float" office:value="49.182224">
            <text:p>49.1822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ortona doc Mementum</text:p>
          </table:table-cell>
          <table:table-cell office:value-type="string">
            <text:p>Paolo Mag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980">
            <text:p>19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vgtdrzzr5c76jd2h51fxcrp</text:p>
          </table:table-cell>
          <table:table-cell office:value-type="string">
            <text:p>RED</text:p>
          </table:table-cell>
          <table:table-cell office:value-type="string">
            <text:p>Syrah Mementum</text:p>
          </table:table-cell>
          <table:table-cell office:value-type="string">
            <text:p>Magi paolo</text:p>
          </table:table-cell>
          <table:table-cell office:value-type="float" office:value="51.911724">
            <text:p>51.911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ilari 18 Cabernet Franc Bio - anfora</text:p>
          </table:table-cell>
          <table:table-cell office:value-type="string">
            <text:p>Casad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370">
            <text:p>23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nmr8ybgppekp585ch7gg</text:p>
          </table:table-cell>
          <table:table-cell office:value-type="string">
            <text:p>RED</text:p>
          </table:table-cell>
          <table:table-cell office:value-type="string">
            <text:p>Cabernet Franc (Filare 18)</text:p>
          </table:table-cell>
          <table:table-cell office:value-type="string">
            <text:p>Casadei</text:p>
          </table:table-cell>
          <table:table-cell office:value-type="float" office:value="50.673615">
            <text:p>50.673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Antinori Rosso IGT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6.778503">
            <text:p>46.778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Antinori Rosso IGT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6.778503">
            <text:p>46.778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Antinori Rosso IGT Rosso Mag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50.950695">
            <text:p>50.950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Antinori Rosso IGT Rosso 3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14400">
            <text:p>144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50.950695">
            <text:p>50.950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rminium (Carmenere)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fbszz2e93w7ae373</text:p>
          </table:table-cell>
          <table:table-cell office:value-type="string">
            <text:p>RED</text:p>
          </table:table-cell>
          <table:table-cell office:value-type="string">
            <text:p>Carminium</text:p>
          </table:table-cell>
          <table:table-cell office:value-type="string">
            <text:p>Inama Azienda Agricola</text:p>
          </table:table-cell>
          <table:table-cell office:value-type="float" office:value="37.0659">
            <text:p>37.06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Val dei Preti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590">
            <text:p>15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Val dei Preti MAG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Val dei Preti 3L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17600">
            <text:p>17600</text:p>
          </table:table-cell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’Alba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60">
            <text:p>86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p8k145xqs2b4fb7t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float" office:value="53.09413">
            <text:p>53.09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’Alba MAG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p8k145xqs2b4fb7t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float" office:value="53.09413">
            <text:p>53.09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’Asti</text:p>
          </table:table-cell>
          <table:table-cell office:value-type="string">
            <text:p>Fra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850">
            <text:p>8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nxsra9r62m1p2thkqm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Frasca</text:p>
          </table:table-cell>
          <table:table-cell office:value-type="float" office:value="39.455185">
            <text:p>39.455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’Asti Mag</text:p>
          </table:table-cell>
          <table:table-cell office:value-type="string">
            <text:p>Fras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nxsra9r62m1p2thkqm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Frasca</text:p>
          </table:table-cell>
          <table:table-cell office:value-type="float" office:value="39.455185">
            <text:p>39.455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ro d’Avola Ris.a Don Antonio</text:p>
          </table:table-cell>
          <table:table-cell office:value-type="string">
            <text:p>Morg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1mkpk8a85pajw83tb</text:p>
          </table:table-cell>
          <table:table-cell office:value-type="string">
            <text:p>RED</text:p>
          </table:table-cell>
          <table:table-cell office:value-type="string">
            <text:p>Nero d'Avola Riserva Don Antonio</text:p>
          </table:table-cell>
          <table:table-cell office:value-type="string">
            <text:p>Morgante</text:p>
          </table:table-cell>
          <table:table-cell office:value-type="float" office:value="52.31182">
            <text:p>52.31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ro d’Avola Ris. Don Antonio 1,5 l</text:p>
          </table:table-cell>
          <table:table-cell office:value-type="string">
            <text:p>Morgant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5220">
            <text:p>52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1mkpk8a85pajw83tb</text:p>
          </table:table-cell>
          <table:table-cell office:value-type="string">
            <text:p>RED</text:p>
          </table:table-cell>
          <table:table-cell office:value-type="string">
            <text:p>Nero d'Avola Riserva Don Antonio</text:p>
          </table:table-cell>
          <table:table-cell office:value-type="string">
            <text:p>Morgante</text:p>
          </table:table-cell>
          <table:table-cell office:value-type="float" office:value="52.31182">
            <text:p>52.31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assorosso (Nerello Mascalese)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xgk28e3g9bs6q690ky</text:p>
          </table:table-cell>
          <table:table-cell office:value-type="string">
            <text:p>RED</text:p>
          </table:table-cell>
          <table:table-cell office:value-type="string">
            <text:p>Nerello Mascalese Passorosso</text:p>
          </table:table-cell>
          <table:table-cell office:value-type="string">
            <text:p>Franchetti - Passopisciaro</text:p>
          </table:table-cell>
          <table:table-cell office:value-type="float" office:value="53.15706">
            <text:p>53.157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elit (Merlot - Cab. Sauvignon) - natural wine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7j3nwdcydh10dxd3ngqf</text:p>
          </table:table-cell>
          <table:table-cell office:value-type="string">
            <text:p>RED</text:p>
          </table:table-cell>
          <table:table-cell office:value-type="string">
            <text:p>Prelit</text:p>
          </table:table-cell>
          <table:table-cell office:value-type="string">
            <text:p>Damijan Podversic</text:p>
          </table:table-cell>
          <table:table-cell office:value-type="float" office:value="62.3762">
            <text:p>62.37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Piceno DOC Maschio da monte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qfbfvdd96vy820y9g</text:p>
          </table:table-cell>
          <table:table-cell office:value-type="string">
            <text:p>RED</text:p>
          </table:table-cell>
          <table:table-cell office:value-type="string">
            <text:p>Il Maschio da Monte Rosso</text:p>
          </table:table-cell>
          <table:table-cell office:value-type="string">
            <text:p>Azienda Santa Barbara - Stefano Antonucci</text:p>
          </table:table-cell>
          <table:table-cell office:value-type="float" office:value="41.555187">
            <text:p>41.555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glianico Paestum “Donnaluna” BIO</text:p>
          </table:table-cell>
          <table:table-cell office:value-type="string">
            <text:p>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9b46gk6w9bsacm3k</text:p>
          </table:table-cell>
          <table:table-cell office:value-type="string">
            <text:p>RED</text:p>
          </table:table-cell>
          <table:table-cell office:value-type="string">
            <text:p>Donnaluna Aglianico</text:p>
          </table:table-cell>
          <table:table-cell office:value-type="string">
            <text:p>Viticoltori de Conciliis</text:p>
          </table:table-cell>
          <table:table-cell office:value-type="float" office:value="46.01981">
            <text:p>46.019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ourgogne Côte d'or Pinot noir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380">
            <text:p>23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b11qvgzyybcmbag7n5</text:p>
          </table:table-cell>
          <table:table-cell office:value-type="string">
            <text:p>RED</text:p>
          </table:table-cell>
          <table:table-cell office:value-type="string">
            <text:p>Bourgogne Côte d’Or Pinot Noir</text:p>
          </table:table-cell>
          <table:table-cell office:value-type="string">
            <text:p>Pierre Morey</text:p>
          </table:table-cell>
          <table:table-cell office:value-type="float" office:value="45.821396">
            <text:p>45.821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evrey Chambertin Pinot Noir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4950">
            <text:p>49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ofstätter Rosé</text:p>
          </table:table-cell>
          <table:table-cell office:value-type="string">
            <text:p>J.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894">
            <text:p>894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p6vshkh3xdcnq520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J. Hofstätter</text:p>
          </table:table-cell>
          <table:table-cell office:value-type="float" office:value="31.73773">
            <text:p>31.73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é 2026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1010">
            <text:p>101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40.670418">
            <text:p>40.670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old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</text:p>
          </table:table-cell>
          <table:table-cell office:value-type="float" office:value="26.656105">
            <text:p>26.656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5Quintessenz Passito 0,37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2840">
            <text:p>284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34.00306">
            <text:p>34.00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scato Rosa 0,5</text:p>
          </table:table-cell>
          <table:table-cell office:value-type="string">
            <text:p>Haa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740">
            <text:p>27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22.859814">
            <text:p>22.859814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Johanniter   Wein.werk</text:p>
          </table:table-cell>
          <table:table-cell office:value-type="string">
            <text:p>Burg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Johanniter   Wein.werk MAG</text:p>
          </table:table-cell>
          <table:table-cell office:value-type="string">
            <text:p>Burg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Aristos</text:p>
          </table:table-cell>
          <table:table-cell office:value-type="string">
            <text:p>Eisackt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10">
            <text:p>14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iton</text:p>
          </table:table-cell>
          <table:table-cell office:value-type="string">
            <text:p>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710">
            <text:p>171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   wein.werk</text:p>
          </table:table-cell>
          <table:table-cell office:value-type="string">
            <text:p>Prackfo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939">
            <text:p>1939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Mag   wein.werk</text:p>
          </table:table-cell>
          <table:table-cell office:value-type="string">
            <text:p>Prackfo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4100">
            <text:p>4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vvoltore </text:p>
          </table:table-cell>
          <table:table-cell office:value-type="string">
            <text:p>Morris Far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100">
            <text:p>7100</text:p>
          </table:table-cell>
          <table:table-cell office:value-type="float" office:value="3140">
            <text:p>31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è Marie biodyn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850">
            <text:p>18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DOCG Extra Dry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696">
            <text:p>696</text:p>
          </table:table-cell>
          <table:table-cell office:value-type="float" office:value="156">
            <text:p>15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DOCG Extra Dry Magnum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DOCG Extra Dry 3L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995">
            <text:p>49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ntris Blanc de blancs Brut nature</text:p>
          </table:table-cell>
          <table:table-cell office:value-type="string">
            <text:p>Martin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600">
            <text:p>26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Zero Infinito (vino bianco frizzante fermentato in bott.)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410">
            <text:p>141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 Doc Brut 1223 kg </text:p>
          </table:table-cell>
          <table:table-cell office:value-type="string">
            <text:p>Cantine Mich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50">
            <text:p>165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errari Perlè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2990">
            <text:p>2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110">
            <text:p>31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va Domus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400">
            <text:p>14400</text:p>
          </table:table-cell>
          <table:table-cell office:value-type="float" office:value="6580">
            <text:p>65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bendrot – Natural wine Wein.Werk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„La Fo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39">
            <text:p>203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„La Foa“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Doc 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950">
            <text:p>950</text:p>
          </table:table-cell>
          <table:table-cell office:value-type="float" office:value="29">
            <text:p>2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wein.werk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70">
            <text:p>127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MAG wein.werk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600">
            <text:p>7600</text:p>
          </table:table-cell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- Selezion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45">
            <text:p>1045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Terrassen Federsp.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90">
            <text:p>10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Pfaffenberg Undhof</text:p>
          </table:table-cell>
          <table:table-cell office:value-type="string">
            <text:p>Erich Salo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900">
            <text:p>7900</text:p>
          </table:table-cell>
          <table:table-cell office:value-type="float" office:value="2805">
            <text:p>280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osel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150">
            <text:p>1150</text:p>
          </table:table-cell>
          <table:table-cell office:value-type="float" office:value="65">
            <text:p>6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Ruppertsberger Hoheburg P.C.</text:p>
          </table:table-cell>
          <table:table-cell office:value-type="string">
            <text:p>Burklin-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400">
            <text:p>7400</text:p>
          </table:table-cell>
          <table:table-cell office:value-type="float" office:value="3115">
            <text:p>311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almuth Silvaner </text:p>
          </table:table-cell>
          <table:table-cell office:value-type="string">
            <text:p>Fürst Löw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. Sauvig. Ris. “kunst.stück” 1,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600">
            <text:p>136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Staves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eif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100">
            <text:p>6100</text:p>
          </table:table-cell>
          <table:table-cell office:value-type="float" office:value="2450">
            <text:p>24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 – Magnum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200">
            <text:p>12200</text:p>
          </table:table-cell>
          <table:table-cell office:value-type="float" office:value="4890">
            <text:p>48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0">
            <text:p>1140</text:p>
          </table:table-cell>
          <table:table-cell office:value-type="float" office:value="44">
            <text:p>4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Mason de Mason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5600">
            <text:p>56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580">
            <text:p>258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Praepositus - Magnum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2600">
            <text:p>12600</text:p>
          </table:table-cell>
          <table:table-cell office:value-type="float" office:value="5140">
            <text:p>51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erva Fallwind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630">
            <text:p>16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. Pinot Noir</text:p>
          </table:table-cell>
          <table:table-cell office:value-type="string">
            <text:p>Wild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atel IGT Bio -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290">
            <text:p>22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BI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Montalcino -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2300">
            <text:p>23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- Antiche Cantine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3370">
            <text:p>33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abajà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assolin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420">
            <text:p>24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int-Georges-Saint-Emilion - Château Calon</text:p>
          </table:table-cell>
          <table:table-cell office:value-type="string">
            <text:p>Boid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100">
            <text:p>6100</text:p>
          </table:table-cell>
          <table:table-cell office:value-type="float" office:value="1939">
            <text:p>1939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